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3.971cm" fo:min-width="3.721cm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color="#00a933" draw:fill-color="#ff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55308d" draw:fill-color="#55308d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3.971cm" fo:min-width="3.721cm"/>
    </style:style>
    <style:style style:name="gr8" style:family="graphic" style:parent-style-name="standard">
      <style:graphic-properties svg:stroke-color="#55308d" draw:fill-color="#55308d" draw:opacity="0%" draw:textarea-horizontal-align="justify" draw:textarea-vertical-align="middle" draw:auto-grow-height="false" fo:min-height="3.971cm" fo:min-width="3.721cm"/>
    </style:style>
    <style:style style:name="gr9" style:family="graphic" style:parent-style-name="standard">
      <style:graphic-properties svg:stroke-color="#00a933" draw:fill-color="#ff4000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svg:stroke-width="0.035cm" svg:stroke-color="#ff4000" draw:marker-start-width="0.252cm" draw:marker-end-width="0.252cm" draw:fill-color="#6b5e9b" draw:opacity="0%" draw:textarea-horizontal-align="justify" draw:textarea-vertical-align="middle" draw:auto-grow-height="false" fo:min-height="3.971cm" fo:min-width="3.721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55308d"/>
      <style:paragraph-properties fo:text-align="center"/>
    </style:style>
    <style:style style:name="P7" style:family="paragraph">
      <loext:graphic-properties draw:fill-color="#ff0000" draw:opacity="0%"/>
      <style:paragraph-properties fo:text-align="center"/>
    </style:style>
    <style:style style:name="P8" style:family="paragraph">
      <loext:graphic-properties draw:fill-color="#55308d" draw:opacity="0%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6b5e9b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8.23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969cm" svg:height="5.969cm" svg:x="5.413cm" svg:y="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239cm" svg:y1="6.08cm" svg:x2="6.461cm" svg:y2="7.985cm">
          <text:p/>
        </draw:line>
        <draw:custom-shape draw:style-name="gr4" draw:text-style-name="P4" draw:layer="layout" svg:width="0.508cm" svg:height="0.508cm" svg:x="10.01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15.224cm" svg:y="4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08cm" svg:height="0.508cm" svg:x="6.461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763cm" svg:y="1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969cm" svg:height="5.969cm" svg:x="4.937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9.541cm" svg:y="1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14.748cm" svg:y="14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08cm" svg:height="0.508cm" svg:x="5.985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969cm" svg:height="5.969cm" svg:x="6.637cm" svg:y="1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969cm" svg:height="5.969cm" svg:x="3.137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8.87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508cm" svg:height="0.508cm" svg:x="8.493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969cm" svg:height="5.969cm" svg:x="5.699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969cm" svg:height="5.969cm" svg:x="6.637cm" svg:y="1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3.794cm" svg:y="3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08cm" svg:height="0.508cm" svg:x="3.921cm" svg:y="12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9T13:31:15.274824439</meta:creation-date>
    <dc:date>2020-02-29T13:57:50.558004588</dc:date>
    <meta:editing-duration>PT5M14S</meta:editing-duration>
    <meta:editing-cycles>1</meta:editing-cycles>
    <meta:document-statistic meta:object-count="19"/>
    <meta:generator>LibreOffice/6.3.4.2$Linux_X86_64 LibreOffice_project/30$Build-2</meta:generator>
  </office:meta>
</office:document-meta>
</file>